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family="paragraph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family="paragraph">
      <style:text-properties fo:font-weight="bold" style:font-weight-asian="bold" style:font-weight-complex="bold"/>
    </style:style>
    <style:style style:name="P16" style:parent-style-name="Normale" style:family="paragraph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Normale" style:family="paragraph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IUNIONE 17/01/2025</text:p>
      <text:p text:style-name="P2">Riassunto lavoro svolto e chiarimenti</text:p>
      <text:p text:style-name="Normale">Risorse archivistiche è la superclasse (ArchivialResource), archivial Unit è l’unità archivistica, ArchivialItem singolo documento, unità documentaria, poi abbiamo il complesso archivistico.<text:line-break/>Per quanto riguarda i codici identificativi abbiamo aggiunto anche la segnatura, evidenziata nel dominio.<text:line-break/>Abbiamo il livello di descrizione come tipologia.<text:line-break/>Esiste un vocabolario controllato sui livelli di descrizione.<text:line-break/>DesignationInTime è la denominazione nel tempo di un oggetto, un’entità culturale.<text:line-break/>La parte di gestione nel tempo, viene per ora tenuta da parte per capire se fosse possibile estendere delle ontologie già presenti a livello nazionale.<text:line-break/>La parte di descrizione fisica<text:s/>come i metri lineari si trova in Extent, c’è la consistenza in metri lineari e c’è la consistenza espressa con un tipo.<text:line-break/>C’è anche la consistenza totale in metri lineari, solo nei complessi, utilizzata per descrivere ulteriormente dei complessi molto grandi.<text:line-break/>La parte di descrizione fisica viene quindi catturata sfruttando extent.<text:s/><text:line-break/>Il soggetto produttore e conservatore si modellano con l’involvment, ossia il coinvolgimento con i vari ruoli.<text:line-break/>L’idea è che una persona sarà coinvolta tramite involvment in una risorsa archivistica, una persona ha un ruolo nel tempo, così possiamo catturare tutti gli aspetti necessari.<text:line-break/>Abbiamo la numerazione e gli estremi della numerazione, che riguarda l’arrangement di una risorsa archivisica (l’ordinamento), come è ordinata una risorsa, l’ordinamento viene quindi collegato al tipo di numerazione, popolato da tre valori : romani, arabi, alfabetico.<text:line-break/><text:line-break/><text:span text:style-name="T3">Rettifica:<text:s/></text:span>Il collegamento tra arrangement e tipo di numerazione potrebbe non essere corretto perché arrangement è più generale, è il modo in cui si è operato per riorganizzare le carte, per quanto abbia un influsso sulla struttura gerarchica, ontologicamente potrebbe essere scorretto.<text:line-break/>E’ effettivamente così nell’ordinamento di un complesso archivistico alla fine rientra anche l’ordine. Tu puoi dire che il fondo ha un ordinamento cronologico. E’ un’operazione l’arrangement che è riferibile ai criteri di ordinamento.<text:s/></text:p>
      <text:p text:style-name="Normale">Extent dà la consistenza e quindi dice quattro buste, la numerazione invece dice come è stato numerato.<text:line-break/>Fa parte dell’ordinamento?<text:s/><text:line-break/>Potrebbe essere scritto che il fondo si presenta disordinato, ma ha una numerazione tramite numeri romani.<text:line-break/>L’alternativa potrebbe essere agganciare la numerazione a parte. L’archivial Resource potrebbe essere parzialmente ordinato, e la numerazione potrebbe essere collegata direttamente.<text:line-break/>Queste classi, arrangement e extent sono collegate a description.<text:line-break/><text:span text:style-name="T4">I tipi di numerazione sono valori controllati da una lista chiusa.<text:s/></text:span><text:line-break/>Tipi di numerazione “alfabetico” potrebbe diventare alfanumerico, perché alfabetico non rappresenta una numerazione.<text:s/><text:line-break/>Questo errore verrà corretto direttamente nel SIA.</text:p>
      <text:p text:style-name="Normale">Estremi della numerazione e tipologia del materiale, a seconda del contentype puoi avere degli elementi che si ripetono. Questo campo è presente solo nell’unità archivistica.<text:line-break/>NumberingOrContentType diventa Numbering.<text:line-break/>Tendenzialmente sarà un arrangement singolo con tante numerazioni e il tipo.</text:p>
      <text:soft-page-break/>
      <text:p text:style-name="Normale"><text:span text:style-name="T5">Condizioni di accesso e utilizzo<text:s/></text:span>non sono presenti nell’unità documentaria, sono collegate alla superclasse perché potenzialmente tutte le rissorse potrebbero avere questo campo.<text:line-break/>Per le condizioni di utilizzo<text:s/><text:span text:style-name="T6">tipo di azione<text:s/></text:span>può essere ignorato, perché è un campo che viene fuori in SIA quando compili, ma è autocompilato.</text:p>
      <text:p text:style-name="Normale"><text:span text:style-name="T7">Stato di conservazione<text:s/></text:span>con una lista chiusa, la condizione del materiale che è un testo libero e interventi che è anche un altro testo libero.<text:line-break/>Per lo stato di conservazione abbiamo riutilizzato direttamente arco, perché i termini controllati sono gli stessi.<text:line-break/>Le condizioni di materiale è un testo libero, quindi sarà una nota connessa al conservation status, per gli interventi vale la stessa cosa.<text:s/><text:line-break/>Per la condizione del materiale abbiamo aggiunto un’altra DataType.<text:s/><text:line-break/>Per materiale intendiamo la risorsa archivistica, il materiale documentario, non il materiale con cui è fatto.</text:p>
      <text:p text:style-name="Normale"><text:span text:style-name="T8">Localizzazione degli originali e delle copie<text:s/></text:span>la distinzione tra copie e originali avviene nel dominio, di un fondo si potrebbero conservare le copie e segnare dove sono conservati gli originali, oppure potresti segnalare che avendo tu le originali, puoi dire dove altro si trovano le copie.<text:line-break/>Si può segnalare dove sono disponibili copie e originali.<text:line-break/>Copie e originali vale sull’archivial resource. Questa cosa nei dati dove viene distinta? Qual è il campo che descrive se è una copia oppure originale? Non c’è un flag, è descrittivo, non si può dire dove è valorizzato copia o no, non c’è qualcosa a livello di dati per dstinguerle.<text:line-break/>Se trovi valorizzato esistenza e localizzazione degli originali sai che stai parlando di una copia, e viceversa.<text:line-break/>Visto però che una copia può riferirsi a una copia, come posso distinguere le copie e gli originali.<text:line-break/>Sarebbe meglio avere un campo che ci dice se parliamo di una copia o di un originale.<text:line-break/>Si potrebbe inserire il flag in una classe connessa all’unità documentaria, che dice se è una copia oppure no, il problema è che si potrebbe fare, ma non ci sono dati a proposito di questo.<text:line-break/>Se compili il blocco degli originali vuol dire che io sono una cosa, questo vuol dire che io complesso archivistico mi collego all’originale e dico la denominazione, descrizione, localizzazione, segnatura, ref web.<text:s/><text:span text:style-name="T9">La localizzazione di solito è il soggetto conservatore</text:span>, ma potrebbe non essere un archivio che fa parte del sistema, per cui è stato definito come stringa<text:s/><text:span text:style-name="T10">NON<text:s/></text:span>è mai un luogo, potrebbe essere connesso a cultural Entity, così potrebbe essere molte cose.<text:line-break/>I campi che popolano<text:s/><text:span text:style-name="T11">esistenza e localizzazione degli originali<text:s/></text:span>sono quelli della risorsa archivistica, ma localizzazione potrebbe essere “located in cultural entity”.<text:line-break/>Se fosse messo in culturalEntity sarebbe più utile, ma se sono originali i documenti sono mantenuti solo in entità culturali, fisicamente potrebbero essere in dei depositi, ma questo non è importante.<text:line-break/>Non possiamo modellare originali e copie, ma possiamo modellare la relazione.<text:line-break/>LocatedInCulturalEntity potrebbe essere la relazione, un’ulteriore relazione potrebbe essere una riflessiva “hasOriginal” “hasCopy”.</text:p>
      <text:p text:style-name="P12">Documentazione collegata</text:p>
      <text:p text:style-name="Normale">Qualifica del collegamento, quali valori ci si aspetta?<text:line-break/>La spiegazione del motivo per cui quella documentazione è collegata con ciò che stai descrivendo.<text:line-break/>Un fondo che è all’archiviocentrale dello stato è collegato a un altro fondo che sta nell’archivio storico della presidenza della repubblica.<text:line-break/>E’ quando i documenti riguardanti un certo argomento sono divisi in più luoghi diversi. Sostanzialmente è collegata perché prodotta dallo stesso soggetto produttore.<text:line-break/>Le qualitifiche realmente sono i<text:s/><text:span text:style-name="T13">motivi<text:s/></text:span>per cui sono relazionati dei documenti. Questa documentazione è sempre una risorsa archivistica che fa riferimento a un’altra risorsa archivistica,<text:s/><text:soft-page-break/>interna o esterna vuol dire rispettivamente che<text:s/>è nello stesso archivio o che è in un altro archivio.<text:line-break/>Un unico soggetto produttore ha più punti di conservazione dei propri documenti.<text:line-break/>Manca una riflessiva<text:s/><text:span text:style-name="T14">documentazione esterna</text:span>.<text:line-break/>Probabilmente per la qualifica è necessario reificare. Lasciamo le shortcut, ma è necessario aggiungere la reificazione per specificare la qualifica della relazione.</text:p>
      <text:p text:style-name="P15">Strumenti di ricerca</text:p>
      <text:p text:style-name="Normale">FindingAid, la risorsa archivistica è descritta da uno strmento di ricerca che è anch’esso una culturalEntity.</text:p>
      <text:p text:style-name="P16">Tematismi</text:p>
      <text:p text:style-name="Normale">Abbiamo utilizzato topic, riutilizzando ontopia.<text:line-break/>C’è un termine più archivistico, anche in inglese che potrebbe essere più adeguato? In inglese per lo standard si chiama subject.<text:line-break/><text:line-break/><text:span text:style-name="T17">Rettifica :<text:s/></text:span>Il tematismo solitamente è associato a dei racconti, serve per parlare degli archivi di architettura, a un tematismo sono collegati agenti, risorse archivistiche, autori …<text:line-break/>E’ necessario capire se la classe topic può essere collegata a tutto questo.<text:line-break/>Ma topic è una sorta di sistema di classificazione, è un generico argomento. Nel nostro caso in realtà dovrebbe essere un’entità, è una tabella presente nel SIA.</text:p>
      <text:p text:style-name="Normale">Esiste una lista di tematismi, sulla base di esigenze sono stati tirati fuori dei percorsi tematici, però ad esempio è presente il tematismo musica e il tematismo Giuseppe Verdi.<text:line-break/>La modellazione migliore alla luce di ciò è quella della Digital Library, non utilizzando topic, ma una proprietà chiamata<text:s/><text:span text:style-name="T18">subject<text:s/></text:span>che punta l0:entity, così ci si può collegare qualunque cosa. Se non riusciamo a ricondurre a entità specifiche ne facciamo una apposita con una descrizione.</text:p>
      <text:p text:style-name="P19">Progetti</text:p>
      <text:p text:style-name="Normale">Sembrano essere troppo specifici per utilizzare le ontologie nazionali.<text:line-break/>I progetti possono essere finanziati sia da pubblici che da privati, perciò l’ontologia nazionale non è utilizzabile.<text:line-break/><text:span text:style-name="T20">ArchivialDomainProject<text:s/></text:span>potrebbe essere la classe che va a descrivere i progetti in questo dominio.<text:line-break/><text:span text:style-name="T21">Criteri di riproduzione<text:s/></text:span>viene utilizzato ed è molto specifico del dominio.<text:s/><text:line-break/>Se fossero relativi al dominio bibliografico, non andrebbe bene il nome ArchivialDomainProject.<text:line-break/>Si potrebbe fare una classe PROJECT sottoclasse di CulturalProject.</text:p>
      <text:p text:style-name="Normale"><text:span text:style-name="T22">I metadati sulla scheda devono essere OpenData?</text:span><text:span text:style-name="T23"><text:line-break/></text:span>Se ci sono delle persone non possono essere openData, metadati dove compaiono singole persone sarebbe meglio sostituirli con organizzazioni.</text:p>
      <text:p text:style-name="Normale">Inventari, voci di repertorio, singole schede, sono soggetti al diritto di attribuzione, diritto di paternità.<text:line-break/>Quindi è necessario mettere gli opendata.</text:p>
      <text:p text:style-name="Normale"><text:span text:style-name="T24">Gli eventi sono sempre e solo pubblici?</text:span><text:span text:style-name="T25"><text:line-break/></text:span>Intendiamo qualcosa che abbia un carattere generale per il pubblico.<text:line-break/>Nel SIA è stato introdotto perché c’è un portale organizzato sulla base degli eventi storici (omicidio aldo moro, strage ussica), poi è stato generalizzato ed è diventato anche un altro tipo di evento.<text:s/><text:line-break/>Il vocabolario controllato è stato sviluppato nel portale, ma non ha propriamente senso nel dominio.<text:line-break/>Poi ci vengono gestiti gli eventi del portale.<text:line-break/>L’evento pubblico a livello nazionale è un evento pubblico che avviene in un determinato luogo e<text:s/><text:soft-page-break/>nell’interesse del pubblico in generale.<text:line-break/>C’è associato un vocabolario controllato dei tipi di evento.<text:line-break/>Non cade nell’evento pubblico il terremoto, la strage è un po’ dubbia, perché non è organizzata per il pubblico generale, ma impatta il pubblico generale.<text:line-break/>In arco la gestione degli eventi è un po’ strana.<text:line-break/>Dentro cis c’è culturalEvent, che non rientra nella tipologia di dominio, in cui possono quasi tutti essere categorizzati sotto la dicitura<text:s/><text:span text:style-name="T26">eventostorico<text:s/></text:span>sarà il nome corretto da utilizzare. Verrà modellato con il tipo etc… Ma sarà una nostra classe.<text:line-break/>Eventi possono essere<text:s/><text:span text:style-name="T27">ricorrenti<text:s/></text:span>e<text:s/><text:span text:style-name="T28">storici</text:span>, la modellazione potrebbe essere simile a quella della digitalLibrary.</text:p>
      <text:p text:style-name="Normale"><text:span text:style-name="T29">I dati del SIA?</text:span><text:span text:style-name="T30"><text:line-break/></text:span>Problemi con la disponibilità di dat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1-17T13:39:00Z</meta:creation-date>
    <dc:date>2025-01-17T15:34:00Z</dc:date>
    <meta:template xlink:href="Normal" xlink:type="simple"/>
    <meta:editing-cycles>1</meta:editing-cycles>
    <meta:editing-duration>PT6660S</meta:editing-duration>
    <meta:document-statistic meta:page-count="4" meta:paragraph-count="21" meta:word-count="1594" meta:character-count="10659" meta:row-count="75" meta:non-whitespace-character-count="9086"/>
  </office:meta>
</office:document-meta>
</file>